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able_20_Contents">
      <style:paragraph-properties fo:margin-top="0cm" fo:margin-bottom="0.499cm" fo:text-align="justify" style:justify-single-word="false"/>
      <style:text-properties style:font-name="Arial" fo:font-size="12pt" style:font-size-asian="12pt" style:font-size-complex="12pt"/>
    </style:style>
    <style:style style:name="P3" style:family="paragraph" style:parent-style-name="Table_20_Contents">
      <style:paragraph-properties fo:margin-top="0cm" fo:margin-bottom="0cm" fo:text-align="justify" style:justify-single-word="false" style:shadow="none"/>
      <style:text-properties style:font-name="Arial" fo:font-size="12pt" style:font-size-asian="12pt" style:font-size-complex="12pt"/>
    </style:style>
    <style:style style:name="P4" style:family="paragraph" style:parent-style-name="Table_20_Contents" style:master-page-name="Standard">
      <style:paragraph-properties fo:margin-top="0cm" fo:margin-bottom="0.499cm" fo:text-align="center" style:justify-single-word="false" style:page-number="auto" fo:background-color="#ccccff" fo:padding="0cm" fo:border="none" style:shadow="none">
        <style:background-image/>
      </style:paragraph-properties>
    </style:style>
    <style:style style:name="P5" style:family="paragraph" style:parent-style-name="Table_20_Contents" style:master-page-name="Standard">
      <style:paragraph-properties fo:margin-top="0cm" fo:margin-bottom="0.499cm" fo:text-align="center" style:justify-single-word="false" style:page-number="1" fo:background-color="#ccccff" fo:padding="0cm" fo:border="none" style:shadow="none">
        <style:background-image/>
      </style:paragraph-properties>
    </style:style>
    <style:style style:name="T1" style:family="text">
      <style:text-properties style:font-name="Arial Black" fo:font-size="16pt" fo:text-shadow="1pt 1pt" style:font-size-asian="16pt" style:font-size-complex="16pt"/>
    </style:style>
    <style:style style:name="T2" style:family="text">
      <style:text-properties style:font-name="Arial1" fo:font-size="10pt"/>
    </style:style>
    <style:style style:name="T3" style:family="text">
      <style:text-properties style:font-name="Arial"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DANIEL LOPEZ BASTIAS</text:p>
      <text:p text:style-name="P3">Pedra,158</text:p>
      <text:p text:style-name="P3">08021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BARBARA GARCIA PLANA</text:p>
      <text:p text:style-name="P3">Bonlloc, 59</text:p>
      <text:p text:style-name="P3">08401 Granollers</text:p>
      <text:p text:style-name="P3">(VALLÈS ORIENTAL)</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FRANCISCO AGUAYO PANADES</text:p>
      <text:p text:style-name="P3">Obelix, 39</text:p>
      <text:p text:style-name="P3">08360 Canet de Mar</text:p>
      <text:p text:style-name="P3">(MARESME)</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CARLES CANO MAÑAS</text:p>
      <text:p text:style-name="P3">Astérix,234</text:p>
      <text:p text:style-name="P3">08530 La Garriga</text:p>
      <text:p text:style-name="P3">(VALLÈS ORIENTAL)</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MANUEL PLANELLAS DUG</text:p>
      <text:p text:style-name="P3">Mi, 107</text:p>
      <text:p text:style-name="P3">08214 Badia del Vallès</text:p>
      <text:p text:style-name="P3">(VALLÈS OCCIDENTAL)</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IVAN PAVON MURO</text:p>
      <text:p text:style-name="P3">Minca, 36</text:p>
      <text:p text:style-name="P3">08002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ÓSCAR MARTÍN AZNAR</text:p>
      <text:p text:style-name="P3">Obelix, 71</text:p>
      <text:p text:style-name="P3">08360 Canet de Mar</text:p>
      <text:p text:style-name="P3">(MARESME)</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NURIA GARCIA SORRIBES</text:p>
      <text:p text:style-name="P3">Major, 88</text:p>
      <text:p text:style-name="P3">08100 Mollet del Vallès</text:p>
      <text:p text:style-name="P3">(VALLÈS ORIENTAL)</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NURIA JUNCOSA ROMERO</text:p>
      <text:p text:style-name="P3">Minca, 39</text:p>
      <text:p text:style-name="P3">08002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SIRA PUJOL GONZALEZ</text:p>
      <text:p text:style-name="P3">Pedra,115</text:p>
      <text:p text:style-name="P3">08021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MARIO ESTRADA MATURANO</text:p>
      <text:p text:style-name="P3">Major, 92</text:p>
      <text:p text:style-name="P3">08100 Mollet del Vallès</text:p>
      <text:p text:style-name="P3">(VALLÈS ORIENTAL)</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ESTHER PELAEZ BENAJES</text:p>
      <text:p text:style-name="P3">Minca, 49</text:p>
      <text:p text:style-name="P3">08002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DIANA BARBANY PLANA</text:p>
      <text:p text:style-name="P3">Riuclar, 124</text:p>
      <text:p text:style-name="P3">08600 Berga</text:p>
      <text:p text:style-name="P3">(BERGADÀ)</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LAURA PLANA GRACIA</text:p>
      <text:p text:style-name="P3">Astérix,130</text:p>
      <text:p text:style-name="P3">08020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JUAN CARLOS NAVARRO BATALLA</text:p>
      <text:p text:style-name="P3">Mi, 238</text:p>
      <text:p text:style-name="P3">08800 Vilanova i la Geltrú</text:p>
      <text:p text:style-name="P3">(GARRAF)</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ALEXANDRA GARCIA DAZA</text:p>
      <text:p text:style-name="P3">Mi, 216</text:p>
      <text:p text:style-name="P3">08800 Vilanova i la Geltrú</text:p>
      <text:p text:style-name="P3">(GARRAF)</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ISMAEL DIAZ PASADAS</text:p>
      <text:p text:style-name="P3">Mi, 142</text:p>
      <text:p text:style-name="P3">08800 Vilanova i la Geltrú</text:p>
      <text:p text:style-name="P3">(GARRAF)</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ORIOL PLANELLO SENDRA</text:p>
      <text:p text:style-name="P3">Pedra,99</text:p>
      <text:p text:style-name="P3">08021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RICARD CANTONI GIL</text:p>
      <text:p text:style-name="P3">Minca, 50</text:p>
      <text:p text:style-name="P3">08002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NOELIA GARRI CATA</text:p>
      <text:p text:style-name="P3">Minca, 60</text:p>
      <text:p text:style-name="P3">08002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ELENA GONZAL VIDAL</text:p>
      <text:p text:style-name="P3">Do, 272</text:p>
      <text:p text:style-name="P3">08810 Sant Pere de Ribes</text:p>
      <text:p text:style-name="P3">(GARRAF)</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ALBERT JULIA ARMENGOL</text:p>
      <text:p text:style-name="P3">Pedra,138</text:p>
      <text:p text:style-name="P3">08021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ROGER CASTELL CORBERA</text:p>
      <text:p text:style-name="P3">Minca, 7</text:p>
      <text:p text:style-name="P3">08002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SERGIO LEON MARTINEZ</text:p>
      <text:p text:style-name="P3">Pedra,31</text:p>
      <text:p text:style-name="P3">08021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text:p text:style-name="P5"><text:span text:style-name="T1">Productes de neteja BAL, SA</text:span><text:span text:style-name="T2"><text:line-break/></text:span><text:span text:style-name="T3">Polígon industrial 1, 4rt magatzem<text:line-break/>08194 El Bruc (ANOIA) </text:span></text:p>
      <text:p text:style-name="P3"/>
      <text:p text:style-name="P3"/>
      <text:p text:style-name="P3"/>
      <text:p text:style-name="P3"/>
      <text:p text:style-name="P3">Sra./Sr.</text:p>
      <text:p text:style-name="P3">ALEXANDRE SARROCA FOLCH</text:p>
      <text:p text:style-name="P3">Pedra,151</text:p>
      <text:p text:style-name="P3">08021 Barcelona</text:p>
      <text:p text:style-name="P3">(BARCELONÈS)</text:p>
      <text:p text:style-name="P3"/>
      <text:p text:style-name="P3"/>
      <text:p text:style-name="P3"/>
      <text:p text:style-name="P3"/>
      <text:p text:style-name="P3"/>
      <text:p text:style-name="P2">Benvolguda senyora/Benvolgut senyor,</text:p>
      <text:p text:style-name="P2">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2">Confiem que, com en altres ocasions, la nostra visita serà del vostre interès.</text:p>
      <text:p text:style-name="P2">Restem, doncs, a l'espera de les vostres notícies i us en donem les gràcies.</text:p>
      <text:p text:style-name="P2"/>
      <text:p text:style-name="P2"/>
      <text:p text:style-name="P2"/>
      <text:p text:style-name="P2"/>
      <text:p text:style-name="P2">Carme Freixes</text:p>
      <text:p text:style-name="P2">Cap de vendes</text:p>
      <text:p text:style-name="P2"/>
      <text:p text:style-name="P2"/>
      <text:p text:style-name="P2">El Bruc, 29 de juny de 2010</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Antònia Rossell</meta:initial-creator>
    <meta:creation-date>2009-12-27T21:49:46.45</meta:creation-date>
    <meta:editing-duration>PT00H00M09S</meta:editing-duration>
    <meta:editing-cycles>2</meta:editing-cycles>
    <meta:generator>OpenOffice.org/3.0$Win32 OpenOffice.org_project/300m9$Build-9358</meta:generator>
    <meta:document-statistic meta:table-count="0" meta:image-count="0" meta:object-count="0" meta:page-count="49" meta:paragraph-count="325" meta:word-count="3171" meta:character-count="19544"/>
    <dc:date>2009-12-27T21:49:48.18</dc:date>
    <dc:creator>M Antònia Rossell</dc:creator>
    <meta:user-defined meta:name="Informació 1"/>
    <meta:user-defined meta:name="Informació 2"/>
    <meta:user-defined meta:name="Informació 3"/>
    <meta:user-defined meta:name="Informació 4"/>
  </office:meta>
</office:document-meta>
</file>